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chapter" style:master-page-name="Standard"/>
    <text:list-style style:name="L1">
      <text:list-level-style-number text:level="1" style:num-prefix="Module " style:num-suffix=" - " style:num-format="1" text:start-value="2"/>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elcome to module 2</text:h>
      <text:p text:style-name="p">Document using hn styles and numbering on the chapter title style starting at 2</text:p>
      <text:h text:style-name="h1n" text:outline-level="2">Lorem ipsum </text:h>
      <text:p text:style-name="p">dolor sit amet, consectetuer adipiscing elit. Vestibulum tellus mi, convallis sed, tristique in, imperdiet vel, enim. Suspendisse fringilla augue sit amet sem. Phasellus nisl. Donec odio mi, pharetra a, commodo a, fermentum a, nibh. Morbi vel odio. Proin neque. Suspendisse varius. In volutpat nulla non sem. </text:p>
      <text:h text:style-name="h2n" text:outline-level="3">Nulla mattis. </text:h>
      <text:p text:style-name="p">Etiam aliquam sapien nec nunc. Cum sociis natoque penatibus et magnis dis parturient montes, nascetur ridiculus mus. </text:p>
      <text:p text:style-name="p">Nam at nisl vitae eros mattis mattis. In dapibus sodales orci. Lorem ipsum dolor sit amet, consectetuer adipiscing elit. Quisque vitae eros.</text:p>
      <text:h text:style-name="h3n" text:outline-level="4">Fusce porttitor,</text:h>
      <text:p text:style-name="p"><text:s/>libero nec tincidunt posuere, ligula felis tempus lacus, vitae convallis nisi odio eu enim. Suspendisse blandit pretium lorem. Ut suscipit aliquam eros. Donec tempor gravida dolor. Ut turpis. </text:p>
      <text:h text:style-name="h4n" text:outline-level="5">Nullam gravida, </text:h>
      <text:p text:style-name="p">urna in interdum tempus, purus tortor rutrum massa, quis scelerisque tortor arcu eu purus. Sed eu nulla egestas nisl vulputate vehicula. </text:p>
      <text:h text:style-name="h5n" text:outline-level="6">Phasellus ullamcorper sagittis augue.</text:h>
      <text:p text:style-name="p">n non elit ut pede posuere eleifend. Duis lorem odio, porta at, porta a, gravida non, lectus. Maecenas sit amet ipsum nec purus varius euism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21cm" fo:text-indent="0cm" style:auto-text-indent="false"/>
      <style:text-properties fo:font-style="normal"/>
    </style:style>
    <style:style style:name="bq2" style:family="paragraph" style:parent-style-name="Standard">
      <style:paragraph-properties fo:margin-left="1.199cm" fo:margin-right="0cm" fo:margin-top="0cm" fo:margin-bottom="0.21cm" fo:text-indent="0cm" style:auto-text-indent="false"/>
      <style:text-properties fo:font-style="normal"/>
    </style:style>
    <style:style style:name="bq3" style:family="paragraph" style:parent-style-name="Standard">
      <style:paragraph-properties fo:margin-left="1.799cm" fo:margin-right="0cm" fo:margin-top="0cm" fo:margin-bottom="0.21cm" fo:text-indent="0cm" style:auto-text-indent="false"/>
      <style:text-properties fo:font-style="normal"/>
    </style:style>
    <style:style style:name="bq4" style:family="paragraph" style:parent-style-name="Standard">
      <style:paragraph-properties fo:margin-left="2.401cm" fo:margin-right="0cm" fo:margin-top="0cm" fo:margin-bottom="0.21cm" fo:text-indent="0cm" style:auto-text-indent="false"/>
      <style:text-properties fo:font-style="normal"/>
    </style:style>
    <style:style style:name="bq5" style:family="paragraph" style:parent-style-name="Standard">
      <style:paragraph-properties fo:margin-left="3cm" fo:margin-right="0cm" fo:margin-top="0cm" fo:margin-bottom="0.21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start"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odule 2</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lpha_3$Unix OpenOffice.org_project/680m5$Build-9011</meta:generator>
    <dc:title>Module 2</dc:title>
    <meta:initial-creator>Daniel de Byl</meta:initial-creator>
    <meta:creation-date>2006-05-24T11:30:33</meta:creation-date>
    <dc:creator>Daniel de Byl</dc:creator>
    <dc:date>2006-06-08T12:27:52</dc:date>
    <dc:language>en-US</dc:language>
    <meta:editing-cycles>8</meta:editing-cycles>
    <meta:editing-duration>PT14M9S</meta:editing-duration>
    <meta:template xlink:type="simple" xlink:actuate="onRequest" xlink:role="template" xlink:href="../../templates/ice-template.ott" xlink:title="ice-template" meta:date="2006-05-24T11:30:31"/>
    <meta:user-defined meta:name="Info 1"/>
    <meta:user-defined meta:name="Info 2"/>
    <meta:user-defined meta:name="Info 3"/>
    <meta:user-defined meta:name="Info 4"/>
    <meta:document-statistic meta:table-count="48" meta:image-count="0" meta:object-count="0" meta:page-count="1" meta:paragraph-count="65" meta:word-count="189" meta:character-count="136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